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Конечныйавтомат" style:family="table">
      <style:table-properties style:width="27.16cm" table:align="margins"/>
    </style:style>
    <style:style style:name="Конечныйавтомат.A" style:family="table-column">
      <style:table-column-properties style:column-width="2.593cm" style:rel-column-width="6256*"/>
    </style:style>
    <style:style style:name="Конечныйавтомат.B" style:family="table-column">
      <style:table-column-properties style:column-width="1.933cm" style:rel-column-width="4664*"/>
    </style:style>
    <style:style style:name="Конечныйавтомат.C" style:family="table-column">
      <style:table-column-properties style:column-width="2.263cm" style:rel-column-width="5460*"/>
    </style:style>
    <style:style style:name="Конечныйавтомат.J" style:family="table-column">
      <style:table-column-properties style:column-width="2.265cm" style:rel-column-width="5464*"/>
    </style:style>
    <style:style style:name="Конечныйавтомат.L" style:family="table-column">
      <style:table-column-properties style:column-width="2.267cm" style:rel-column-width="5471*"/>
    </style:style>
    <style:style style:name="Конечныйавтомат.A1" style:family="table-cell">
      <style:table-cell-properties fo:padding="0.097cm" fo:border-left="0.05pt solid #000000" fo:border-right="none" fo:border-top="0.05pt solid #000000" fo:border-bottom="0.05pt solid #000000"/>
    </style:style>
    <style:style style:name="Конечныйавтомат.L1" style:family="table-cell">
      <style:table-cell-properties fo:padding="0.097cm" fo:border="0.05pt solid #000000"/>
    </style:style>
    <style:style style:name="Конечныйавтомат.A2" style:family="table-cell">
      <style:table-cell-properties fo:padding="0.097cm" fo:border-left="0.05pt solid #000000" fo:border-right="none" fo:border-top="none" fo:border-bottom="0.05pt solid #000000"/>
    </style:style>
    <style:style style:name="Конечныйавтомат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6f3e" officeooo:paragraph-rsid="00086f3e"/>
    </style:style>
    <style:style style:name="P2" style:family="paragraph" style:parent-style-name="Table_20_Contents">
      <style:text-properties fo:language="ru" fo:country="RU" officeooo:rsid="0009f579" officeooo:paragraph-rsid="0009f579"/>
    </style:style>
    <style:style style:name="P3" style:family="paragraph" style:parent-style-name="Table_20_Contents">
      <style:text-properties fo:language="ru" fo:country="RU" officeooo:rsid="001b4338" officeooo:paragraph-rsid="001b4338"/>
    </style:style>
    <style:style style:name="P4" style:family="paragraph" style:parent-style-name="Table_20_Contents">
      <style:text-properties officeooo:rsid="0009f579" officeooo:paragraph-rsid="0009f579"/>
    </style:style>
    <style:style style:name="P5" style:family="paragraph" style:parent-style-name="Table_20_Contents">
      <style:text-properties officeooo:rsid="0009f579" officeooo:paragraph-rsid="00155bda"/>
    </style:style>
    <style:style style:name="P6" style:family="paragraph" style:parent-style-name="Table_20_Contents">
      <style:text-properties officeooo:rsid="0009f579" officeooo:paragraph-rsid="001783d7"/>
    </style:style>
    <style:style style:name="P7" style:family="paragraph" style:parent-style-name="Table_20_Contents">
      <style:text-properties officeooo:rsid="0009f579" officeooo:paragraph-rsid="001d2081"/>
    </style:style>
    <style:style style:name="P8" style:family="paragraph" style:parent-style-name="Table_20_Contents">
      <style:text-properties officeooo:rsid="000c7d04" officeooo:paragraph-rsid="000c7d04"/>
    </style:style>
    <style:style style:name="P9" style:family="paragraph" style:parent-style-name="Table_20_Contents">
      <style:text-properties officeooo:rsid="000c7d04" officeooo:paragraph-rsid="00155bda"/>
    </style:style>
    <style:style style:name="P10" style:family="paragraph" style:parent-style-name="Table_20_Contents">
      <style:text-properties officeooo:rsid="000cec95" officeooo:paragraph-rsid="000cec95"/>
    </style:style>
    <style:style style:name="P11" style:family="paragraph" style:parent-style-name="Table_20_Contents">
      <style:text-properties officeooo:rsid="000f9482" officeooo:paragraph-rsid="000f9482"/>
    </style:style>
    <style:style style:name="P12" style:family="paragraph" style:parent-style-name="Table_20_Contents">
      <style:text-properties officeooo:rsid="00155bda" officeooo:paragraph-rsid="00155bda"/>
    </style:style>
    <style:style style:name="P13" style:family="paragraph" style:parent-style-name="Table_20_Contents">
      <style:text-properties officeooo:rsid="00159686" officeooo:paragraph-rsid="00159686"/>
    </style:style>
    <style:style style:name="P14" style:family="paragraph" style:parent-style-name="Table_20_Contents">
      <style:text-properties officeooo:rsid="00159686" officeooo:paragraph-rsid="001783d7"/>
    </style:style>
    <style:style style:name="P15" style:family="paragraph" style:parent-style-name="Table_20_Contents">
      <style:text-properties officeooo:rsid="00159686" officeooo:paragraph-rsid="0018e8c7"/>
    </style:style>
    <style:style style:name="P16" style:family="paragraph" style:parent-style-name="Table_20_Contents">
      <style:text-properties officeooo:rsid="00159686" officeooo:paragraph-rsid="001cb88f"/>
    </style:style>
    <style:style style:name="P17" style:family="paragraph" style:parent-style-name="Table_20_Contents">
      <style:text-properties officeooo:paragraph-rsid="001783d7"/>
    </style:style>
    <style:style style:name="P18" style:family="paragraph" style:parent-style-name="Table_20_Contents">
      <style:text-properties officeooo:rsid="001783d7" officeooo:paragraph-rsid="001783d7"/>
    </style:style>
    <style:style style:name="P19" style:family="paragraph" style:parent-style-name="Table_20_Contents">
      <style:text-properties officeooo:rsid="0018e8c7" officeooo:paragraph-rsid="0018e8c7"/>
    </style:style>
    <style:style style:name="P20" style:family="paragraph" style:parent-style-name="Table_20_Heading">
      <style:text-properties officeooo:rsid="000962e9" officeooo:paragraph-rsid="000962e9"/>
    </style:style>
    <style:style style:name="P21" style:family="paragraph" style:parent-style-name="Table_20_Heading">
      <style:text-properties officeooo:rsid="0009f579" officeooo:paragraph-rsid="0009f579"/>
    </style:style>
    <style:style style:name="P22" style:family="paragraph" style:parent-style-name="Table_20_Heading">
      <style:text-properties officeooo:rsid="000c7d04" officeooo:paragraph-rsid="000c7d04"/>
    </style:style>
    <style:style style:name="P23" style:family="paragraph" style:parent-style-name="Table_20_Heading">
      <style:text-properties officeooo:rsid="00155bda" officeooo:paragraph-rsid="00155bda"/>
    </style:style>
    <style:style style:name="P24" style:family="paragraph" style:parent-style-name="Table_20_Heading">
      <style:text-properties fo:language="en" fo:country="US" officeooo:rsid="00155bda" officeooo:paragraph-rsid="00155bda"/>
    </style:style>
    <style:style style:name="P25" style:family="paragraph" style:parent-style-name="Table_20_Heading">
      <style:text-properties fo:language="ru" fo:country="RU" officeooo:rsid="00155bda" officeooo:paragraph-rsid="00155bda"/>
    </style:style>
    <style:style style:name="P26" style:family="paragraph" style:parent-style-name="Table_20_Heading">
      <style:text-properties officeooo:rsid="00159686" officeooo:paragraph-rsid="00159686"/>
    </style:style>
    <style:style style:name="P27" style:family="paragraph" style:parent-style-name="Standard">
      <style:text-properties officeooo:paragraph-rsid="001783d7"/>
    </style:style>
    <style:style style:name="P28" style:family="paragraph" style:parent-style-name="Table_20_Heading">
      <style:text-properties officeooo:rsid="000962e9" officeooo:paragraph-rsid="000962e9"/>
    </style:style>
    <style:style style:name="P29" style:family="paragraph" style:parent-style-name="Table_20_Heading">
      <style:text-properties officeooo:rsid="001f33fc" officeooo:paragraph-rsid="001f33fc"/>
    </style:style>
    <style:style style:name="T1" style:family="text">
      <style:text-properties officeooo:rsid="00120a3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5bda"/>
    </style:style>
    <style:style style:name="T4" style:family="text">
      <style:text-properties fo:language="en" fo:country="US" officeooo:rsid="001cb88f"/>
    </style:style>
    <style:style style:name="T5" style:family="text">
      <style:text-properties officeooo:rsid="00159686"/>
    </style:style>
    <style:style style:name="T6" style:family="text">
      <style:text-properties officeooo:rsid="0018e8c7"/>
    </style:style>
    <style:style style:name="T7" style:family="text">
      <style:text-properties officeooo:rsid="001b4338"/>
    </style:style>
    <style:style style:name="T8" style:family="text">
      <style:text-properties fo:language="ru" fo:country="RU" officeooo:rsid="001b4338"/>
    </style:style>
    <style:style style:name="T9" style:family="text">
      <style:text-properties officeooo:rsid="001f33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онечныйавтомат" table:style-name="Конечныйавтомат">
        <table:table-column table:style-name="Конечныйавтомат.A"/>
        <table:table-column table:style-name="Конечныйавтомат.B"/>
        <table:table-column table:style-name="Конечныйавтомат.C" table:number-columns-repeated="7"/>
        <table:table-column table:style-name="Конечныйавтомат.J"/>
        <table:table-column table:style-name="Конечныйавтомат.C"/>
        <table:table-column table:style-name="Конечныйавтомат.L"/>
        <table:table-header-rows>
          <table:table-row>
            <table:table-cell table:style-name="Конечныйавтомат.A1" office:value-type="string">
              <text:p text:style-name="P20"><text:span text:style-name="T9">Строка: </text:span>События/</text:p>
              <text:p text:style-name="P20"><text:span text:style-name="T9">Столбец: </text:span>состояния</text:p>
              <text:p text:style-name="P29">(и ф-ия при входе)</text:p>
            </table:table-cell>
            <table:table-cell table:style-name="Конечныйавтомат.A1" office:value-type="string">
              <text:p text:style-name="P21">Нажата кнопка порта</text:p>
            </table:table-cell>
            <table:table-cell table:style-name="Конечныйавтомат.A1" office:value-type="string">
              <text:p text:style-name="P21">Порт открылся</text:p>
            </table:table-cell>
            <table:table-cell table:style-name="Конечныйавтомат.A1" office:value-type="string">
              <text:p text:style-name="P21">Порт не открылся</text:p>
            </table:table-cell>
            <table:table-cell table:style-name="Конечныйавтомат.A1" office:value-type="string">
              <text:p text:style-name="P22">Критическая ошибка порта</text:p>
            </table:table-cell>
            <table:table-cell table:style-name="Конечныйавтомат.A1" office:value-type="string">
              <text:p text:style-name="P23">Начало работы</text:p>
            </table:table-cell>
            <table:table-cell table:style-name="Конечныйавтомат.A1" office:value-type="string">
              <text:p text:style-name="P25">Нажата кнопка Проверка типа батареи</text:p>
            </table:table-cell>
            <table:table-cell table:style-name="Конечныйавтомат.A1" office:value-type="string">
              <text:p text:style-name="P24">TimeOut</text:p>
              <text:p text:style-name="P24">приёма ответа</text:p>
            </table:table-cell>
            <table:table-cell table:style-name="Конечныйавтомат.A1" office:value-type="string">
              <text:p text:style-name="P23">Задержка после команды </text:p>
              <text:p text:style-name="P25">завершилась</text:p>
            </table:table-cell>
            <table:table-cell table:style-name="Конечныйавтомат.A1" office:value-type="string">
              <text:p text:style-name="P26"><text:s/>Вариант 0 (нет)</text:p>
            </table:table-cell>
            <table:table-cell table:style-name="Конечныйавтомат.A1" office:value-type="string">
              <text:p text:style-name="P26">Вариант 1 (да)</text:p>
            </table:table-cell>
            <table:table-cell table:style-name="Конечныйавтомат.L1" office:value-type="string">
              <text:p text:style-name="Table_20_Heading"/>
            </table:table-cell>
          </table:table-row>
        </table:table-header-rows>
        <table:table-row>
          <table:table-cell table:style-name="Конечныйавтомат.A2" office:value-type="string">
            <text:p text:style-name="P2">Начальное</text:p>
            <text:p text:style-name="P2"/>
            <text:p text:style-name="P2">Порт закрыт</text:p>
          </table:table-cell>
          <table:table-cell table:style-name="Конечныйавтомат.A2" office:value-type="string">
            <text:p text:style-name="P4"><text:span text:style-name="T1">Ф-ия <text:s/>открытия порта - </text:span>Открытие порта</text:p>
          </table:table-cell>
          <table:table-cell table:style-name="Конечныйавтомат.A2" office:value-type="string">
            <text:p text:style-name="P1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1">Открытие порта- </text:p>
            <text:p text:style-name="P4">Открытие порта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2">1</text:p>
          </table:table-cell>
          <table:table-cell table:style-name="Конечныйавтомат.A2" office:value-type="string">
            <text:p text:style-name="P4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2">Состояние 1</text:p>
            <text:p text:style-name="P4">Порт открыт</text:p>
          </table:table-cell>
          <table:table-cell table:style-name="Конечныйавтомат.A2" office:value-type="string">
            <text:p text:style-name="P4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8">Порт закрыт</text:p>
          </table:table-cell>
          <table:table-cell table:style-name="Конечныйавтомат.A2" office:value-type="string">
            <text:p text:style-name="P12"><text:span text:style-name="T8">Стоп,</text:span> <text:span text:style-name="T2">Idle</text:span></text:p>
            <text:p text:style-name="P3">(первого)</text:p>
          </table:table-cell>
          <table:table-cell table:style-name="Конечныйавтомат.A2" office:value-type="string">
            <text:p text:style-name="P12">Проверка типа батареи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9"><text:span text:style-name="T7">Стоп, </text:span><text:span text:style-name="T3">Idle</text:span></text:p>
            <text:p text:style-name="P3">(если первый <text:span text:style-name="T2">Idle, enable button check battery</text:span>)</text:p>
          </table:table-cell>
          <table:table-cell table:style-name="Конечныйавтомат.A2" office:value-type="string">
            <text:p text:style-name="P5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9">Порт закрыт</text:p>
          </table:table-cell>
          <table:table-cell table:style-name="Конечныйавтомат.A2" office:value-type="string">
            <text:p text:style-name="P10"/>
          </table:table-cell>
          <table:table-cell table:style-name="Конечныйавтомат.A2" office:value-type="string">
            <text:p text:style-name="P12"/>
          </table:table-cell>
          <table:table-cell table:style-name="Конечныйавтомат.A2" office:value-type="string">
            <text:p text:style-name="P12">1</text:p>
          </table:table-cell>
          <table:table-cell table:style-name="Конечныйавтомат.A2" office:value-type="string">
            <text:p text:style-name="P12">1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9"/>
          </table:table-cell>
          <table:table-cell table:style-name="Конечныйавтомат.A2" office:value-type="string">
            <text:p text:style-name="P5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9"/>
          </table:table-cell>
          <table:table-cell table:style-name="Конечныйавтомат.A2" office:value-type="string">
            <text:p text:style-name="P10"/>
          </table:table-cell>
          <table:table-cell table:style-name="Конечныйавтомат.A2" office:value-type="string">
            <text:p text:style-name="P12"/>
          </table:table-cell>
          <table:table-cell table:style-name="Конечныйавтомат.A2" office:value-type="string">
            <text:p text:style-name="P12"/>
          </table:table-cell>
          <table:table-cell table:style-name="Конечныйавтомат.A2" office:value-type="string">
            <text:p text:style-name="P12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2">Проверка типа батареи</text:p>
            <text:p text:style-name="P12">- <text:span text:style-name="T5">собрать режим проверки полярности</text:span></text:p>
          </table:table-cell>
          <table:table-cell table:style-name="Конечныйавтомат.A2" office:value-type="string">
            <text:p text:style-name="P5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5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2">1</text:p>
          </table:table-cell>
          <table:table-cell table:style-name="Конечныйавтомат.A2" office:value-type="string">
            <text:p text:style-name="P13">Опрос проверки полярности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3">Опрос проверки полярности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8">1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>Стоп режима далее <text:soft-page-break/>подтип батареи</text:p>
            <text:p text:style-name="P18">(полярность прямая)</text:p>
          </table:table-cell>
          <table:table-cell table:style-name="Конечныйавтомат.A2" office:value-type="string">
            <text:p text:style-name="P13">Стоп режима далее <text:soft-page-break/>напряжение БП УУТББ</text:p>
            <text:p text:style-name="P18">(полярность обратная)</text:p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3">Стоп режима далее подтип батареи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8">1</text:p>
          </table:table-cell>
          <table:table-cell table:style-name="Конечныйавтомат.A2" office:value-type="string">
            <text:p text:style-name="P13">Проверка подтипа батареи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3">Стоп режима далее напряжение БП УУТББ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P13">Проверка напряжения БП УУТББ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3">Проверка подтипа батареи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P13">Опрос проверки подтипа (цепь 28)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3">Опрос проверки подтипа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>Стоп режима<text:line-break/><text:span text:style-name="T6">подтипа,</text:span> далее напряжение БП УУТББ</text:p>
            <text:p text:style-name="P19">(нет цепи 28)</text:p>
          </table:table-cell>
          <table:table-cell table:style-name="Конечныйавтомат.A2" office:value-type="string">
            <text:p text:style-name="P13">Стоп, <text:span text:style-name="T4">Idle</text:span> </text:p>
            <text:p text:style-name="P19">(есть цепь28)</text:p>
          </table:table-cell>
          <table:table-cell table:style-name="Конечныйавтомат.L2" office:value-type="string">
            <text:p text:style-name="Table_20_Contents"/>
          </table:table-cell>
        </table:table-row>
        <table:table-row>
          <table:table-cell table:style-name="Конечныйавтомат.A2" office:value-type="string">
            <text:p text:style-name="P15">Стоп режима<text:line-break/><text:span text:style-name="T6">подтипа,</text:span> далее напряжение <text:soft-page-break/>БП УУТББ</text:p>
          </table:table-cell>
          <table:table-cell table:style-name="Конечныйавтомат.A2" office:value-type="string">
            <text:p text:style-name="P7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7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P15">Проверка напряжения БП УУТББ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4">Проверка напряжения БП УУТББ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P18">Опрос напряжения БП УУТББ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8">Опрос напряжения БП УУТББ</text:p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6">Порт закрыт</text:p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9">1</text:p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P16">Стоп, <text:span text:style-name="T4">Idle</text:span> </text:p>
            <text:p text:style-name="P18">(напряжения нет)</text:p>
          </table:table-cell>
          <table:table-cell table:style-name="Конечныйавтомат.A2" office:value-type="string">
            <text:p text:style-name="P16">Стоп, <text:span text:style-name="T4">Idle</text:span> </text:p>
            <text:p text:style-name="P18">(напряжение есть)</text:p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  <table:table-row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P13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A2" office:value-type="string">
            <text:p text:style-name="Table_20_Contents"/>
          </table:table-cell>
          <table:table-cell table:style-name="Конечныйавтомат.L2" office:value-type="string">
            <text:p text:style-name="P17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20:36:09.072000000</meta:creation-date>
    <dc:date>2016-02-03T13:58:33.111000000</dc:date>
    <meta:editing-duration>PT6H15M26S</meta:editing-duration>
    <meta:editing-cycles>6</meta:editing-cycles>
    <meta:generator>LibreOffice/5.0.4.2$Windows_x86 LibreOffice_project/2b9802c1994aa0b7dc6079e128979269cf95bc78</meta:generator>
    <meta:document-statistic meta:table-count="1" meta:image-count="0" meta:object-count="0" meta:page-count="3" meta:paragraph-count="90" meta:word-count="232" meta:character-count="1431" meta:non-whitespace-character-count="1282"/>
  </office:meta>
</office:document-meta>
</file>